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historydialog3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historydialog1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indoc/historydialog4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9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CheckBox1sate": 0, "Width": 195, "CheckBox2sate": 1, "Height": 158, "OptionCheck": tru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staticdialog1" table:base-cell-address="$config.$B$1" table:cell-range-address="$config.$B$1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00/00/00</text:date>, <text:time style:data-style-name="N2" text:time-value="20:57:59.4504234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4T21:25:42.967222472</dc:date>
    <meta:editing-duration>P1DT6H7M52S</meta:editing-duration>
    <meta:editing-cycles>221</meta:editing-cycles>
    <meta:document-statistic meta:table-count="2" meta:cell-count="82" meta:object-count="0"/>
  </office:meta>
</office:document-meta>
</file>